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DataSheet">
        <table:table-row>
          <table:table-cell office:value-type="string">
            <text:p>keyAdd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Key</text:p>
          </table:table-cell>
          <table:table-cell office:value-type="string">
            <text:p>desc</text:p>
          </table:table-cell>
          <table:table-cell office:value-type="string">
            <text:p>picture</text:p>
          </table:table-cell>
          <table:table-cell office:value-type="string">
            <text:p>level</text:p>
          </table:table-cell>
          <table:table-cell office:value-type="string">
            <text:p>spawn_chance</text:p>
          </table:table-cell>
          <table:table-cell office:value-type="string">
            <text:p/>
          </table:table-cell>
          <table:table-cell office:value-type="string">
            <text:p>on_success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dd</text:p>
          </table:table-cell>
          <table:table-cell office:value-type="string">
            <text:p>has_planet_flag</text:p>
          </table:table-cell>
          <table:table-cell office:value-type="string">
            <text:p>anomaly_event</text:p>
          </table:table-cell>
          <table:table-cell office:value-type="string">
            <text:p>max_once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lonizable_asteroidal_category</text:p>
          </table:table-cell>
          <table:table-cell office:value-type="string">
            <text:p>colonizable_asteroidal_category_desc</text:p>
          </table:table-cell>
          <table:table-cell office:value-type="string">
            <text:p>GFX_evt_drilling_for_gas</text:p>
          </table:table-cell>
          <table:table-cell office:value-type="string">
            <text:p>2</text:p>
          </table:table-cell>
          <table:table-cell office:value-type="string">
            <text:p>50</text:p>
          </table:table-cell>
          <table:table-cell office:value-type="string">
            <text:p>asteroidal_colonizable_candidate</text:p>
          </table:table-cell>
          <table:table-cell office:value-type="string">
            <text:p>cgm_pe_terraforming_events.5</text:p>
          </table:table-cell>
          <table:table-cell office:value-type="string">
            <text:p>n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3.6</meta:generator>
  </office:meta>
</office:document-meta>
</file>